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Вес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160" table:style-name="ce4">
            <text:p>160</text:p>
          </table:table-cell>
          <table:table-cell office:value-type="float" office:value="160" table:formula="of:=[.B2]" table:style-name="ce1">
            <text:p>16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4]" table:style-name="ce1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360" table:style-name="ce4">
            <text:p>360</text:p>
          </table:table-cell>
          <table:table-cell office:value-type="float" office:value="360" table:formula="of:=[.B5]" table:style-name="ce1">
            <text:p>36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7]" table:style-name="ce1">
            <text:p>3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9]" table:style-name="ce1">
            <text:p>4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20" table:style-name="ce4">
            <text:p>20</text:p>
          </table:table-cell>
          <table:table-cell office:value-type="float" office:value="8" table:formula="of:=[.B11]*0.4" table:style-name="ce1">
            <text:p>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.B12]" table:style-name="ce1">
            <text:p>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260" table:style-name="ce4">
            <text:p>260</text:p>
          </table:table-cell>
          <table:table-cell office:value-type="float" office:value="260" table:formula="of:=[.B22]" table:style-name="ce1">
            <text:p>26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40" table:style-name="ce4">
            <text:p>240</text:p>
          </table:table-cell>
          <table:table-cell office:value-type="float" office:value="240" table:formula="of:=[.B23]" table:style-name="ce1">
            <text:p>24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24]" table:style-name="ce1">
            <text:p>8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60" table:style-name="ce4">
            <text:p>160</text:p>
          </table:table-cell>
          <table:table-cell office:value-type="float" office:value="160" table:formula="of:=[.B25]" table:style-name="ce1">
            <text:p>16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26]" table:style-name="ce1">
            <text:p>8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.B30]" table:style-name="ce1">
            <text:p>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32]" table:style-name="ce1">
            <text:p>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33]" table:style-name="ce1">
            <text:p>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34]" table:style-name="ce1">
            <text:p>6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35]" table:style-name="ce1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36]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37]" table:style-name="ce1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38]" table:style-name="ce1">
            <text:p>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40]" table:style-name="ce1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90" table:formula="of:=[.B41]" table:style-name="ce1">
            <text:p>9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3" table:visibility="filter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.B44]" table:style-name="ce1">
            <text:p>6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45]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46]" table:style-name="ce1">
            <text:p>3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170" table:style-name="ce4">
            <text:p>170</text:p>
          </table:table-cell>
          <table:table-cell office:value-type="float" office:value="170" table:formula="of:=[.B48]" table:style-name="ce1">
            <text:p>17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49]" table:style-name="ce1">
            <text:p>50</text:p>
          </table:table-cell>
          <table:table-cell table:number-columns-repeated="16381"/>
        </table:table-row>
        <table:table-row table:style-name="ro3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of:=[.B50]" table:style-name="ce1">
            <text:p>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51]" table:style-name="ce1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.B52]" table:style-name="ce1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60" table:style-name="ce1">
            <text:p>60</text:p>
          </table:table-cell>
          <table:table-cell office:value-type="float" office:value="60" table:formula="of:=[.B53]" table:style-name="ce1">
            <text:p>60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055" table:formula="of:=SUM([.B2:.B53])" table:style-name="ce1">
            <text:p>3055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2-05T09:15:07Z</dc:date>
    <meta:print-date>2023-11-23T14:45:41Z</meta:print-date>
    <meta:editing-cycles>60</meta:editing-cycles>
    <meta:editing-duration>PT70902S</meta:editing-duration>
  </office:meta>
</office:document-meta>
</file>